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cf120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cf120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cf120" officeooo:paragraph-rsid="000cf120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cf120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CabecalhoTabela">
      <style:paragraph-properties style:snap-to-layout-grid="false"/>
      <style:text-properties officeooo:paragraph-rsid="0002101b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4" style:family="paragraph" style:parent-style-name="Heading_20_1">
      <style:paragraph-properties fo:margin-left="0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cf120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28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cf120"/>
    </style:style>
    <style:style style:name="P2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cf120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2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cf120" officeooo:paragraph-rsid="000cf120" style:letter-kerning="true" style:font-name-asian="Times New Roman" style:font-size-asian="8.75pt" style:language-asian="zh" style:country-asian="CN" style:font-name-complex="Arial" style:font-size-complex="10pt" style:language-complex="ar" style:country-complex="SA"/>
    </style:style>
    <style:style style:name="P34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0be11a" officeooo:paragraph-rsid="000cf120" style:letter-kerning="true" style:font-name-asian="Times New Roman" style:font-size-asian="11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cf120" style:font-name-asian="Times New Roman" style:font-size-asian="10pt"/>
    </style:style>
    <style:style style:name="T16" style:family="text">
      <style:text-properties officeooo:rsid="000927e4"/>
    </style:style>
    <style:style style:name="T17" style:family="text">
      <style:text-properties officeooo:rsid="000b135c"/>
    </style:style>
    <style:style style:name="T18" style:family="text">
      <style:text-properties officeooo:rsid="000cf120"/>
    </style:style>
    <style:style style:name="T19" style:family="text">
      <style:text-properties style:font-name-asian="Ari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6">GRH</text:span> – Gestão de <text:span text:style-name="T6">Recursos Humanos</text:span></text:p>
      <text:p text:style-name="P10"/>
      <text:p text:style-name="P8">Documento de Especificação de Caso de Uso</text:p>
      <text:p text:style-name="P8"/>
      <text:p text:style-name="P9">UC0<text:span text:style-name="T16">6</text:span> – <text:span text:style-name="T16">Submeter Plano de Estágio</text:span></text:p>
      <text:p text:style-name="P11"/>
      <text:p text:style-name="P11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Data</text:p>
          </table:table-cell>
          <table:table-cell table:style-name="Tabela1.A1" office:value-type="string">
            <text:p text:style-name="P20">Versão</text:p>
          </table:table-cell>
          <table:table-cell table:style-name="Tabela1.A1" office:value-type="string">
            <text:p text:style-name="P21">Responsável</text:p>
          </table:table-cell>
          <table:table-cell table:style-name="Tabela1.D1" office:value-type="string">
            <text:p text:style-name="P20">Alteração</text:p>
          </table:table-cell>
        </table:table-row>
        <table:table-row table:style-name="Tabela1.1">
          <table:table-cell table:style-name="Tabela1.A1" office:value-type="string">
            <text:p text:style-name="P18"><text:span text:style-name="T16">20/05</text:span>/2015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8">Beatriz Brito do Rêgo</text:p>
          </table:table-cell>
          <table:table-cell table:style-name="Tabela1.D1" office:value-type="string">
            <text:p text:style-name="P30">Criação do documento</text:p>
          </table:table-cell>
        </table:table-row>
        <table:table-row table:style-name="Tabela1.1">
          <table:table-cell table:style-name="Tabela1.A3" office:value-type="string">
            <text:p text:style-name="P19">28/05/2015</text:p>
          </table:table-cell>
          <table:table-cell table:style-name="Tabela1.A3" office:value-type="string">
            <text:p text:style-name="P19">1,5</text:p>
          </table:table-cell>
          <table:table-cell table:style-name="Tabela1.A3" office:value-type="string">
            <text:p text:style-name="P19">Beatriz Brito do Rêgo</text:p>
          </table:table-cell>
          <table:table-cell table:style-name="Tabela1.D3" office:value-type="string">
            <text:p text:style-name="P31">Atualização do documento</text:p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D3" office:value-type="string">
            <text:p text:style-name="P30"/>
          </table:table-cell>
        </table:table-row>
      </table:table>
      <text:section text:style-name="Sect1" text:name="Seção1">
        <text:list xml:id="list2850328282414552370" text:style-name="WW8Num2">
          <text:list-item>
            <text:h text:style-name="P23" text:outline-level="1"><text:bookmark-start text:name="_Ref439573339"/><text:bookmark-start text:name="_Ref418497390"/>CASOS DE USO: <text:span text:style-name="T16">SUBMETER PLANO DE ESTÁGIO</text:span></text:h>
            <text:list>
              <text:list-item>
                <text:h text:style-name="P25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2"><text:span text:style-name="Fonte_20_parág._20_padrão"><text:span text:style-name="T7">Este caso de uso descreve o processo em que </text:span></text:span><text:span text:style-name="Fonte_20_parág._20_padrão"><text:span text:style-name="T8">o estagiário cadastrado no sistema submete seu plano de estágio no sistema.</text:span></text:span></text:p>
        <text:list xml:id="list110034765238830" text:continue-numbering="true" text:style-name="WW8Num2">
          <text:list-item>
            <text:list>
              <text:list-item>
                <text:h text:style-name="P27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17">Estagiário.</text:span></text:p>
        <text:list xml:id="list110036047482914" text:continue-numbering="true" text:style-name="WW8Num2">
          <text:list-item>
            <text:list>
              <text:list-item>
                <text:h text:style-name="P26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17">Estagiário seleciona a opção “Documentos”</text:span></text:p>
        <text:p text:style-name="P3">2.<text:tab/><text:span text:style-name="T17">Sistema exibe o campo de submissão do documento de Plano de Estagiário</text:span></text:p>
        <text:p text:style-name="P5"><text:tab/>- <text:span text:style-name="T17">Sistema exibe um modelo de plano de estagiário</text:span></text:p>
        <text:p text:style-name="P5"><text:tab/>- <text:span text:style-name="T18">Sistema exibe marcos e prazos para a entrega do Plano de Estagiário</text:span></text:p>
        <text:p text:style-name="P2">3.<text:tab/><text:span text:style-name="T18">Estagiário seleciona a opção para anexa o arquivo</text:span></text:p>
        <text:p text:style-name="P2"><text:tab/>-<text:span text:style-name="T18">Sistema exibe uma janela para que o estagiário busque em seus arquivos o documento a ser anexado</text:span></text:p>
        <text:p text:style-name="P7">4.<text:tab/>Estagiário seleciona arquivo a ser submetido</text:p>
        <text:p text:style-name="P7">5.<text:tab/>Estagiário confirma a operação</text:p>
        <text:p text:style-name="P2"/>
        <text:p text:style-name="P16"><text:span text:style-name="T9">1.</text:span><text:span text:style-name="T10">4</text:span><text:span text:style-name="T9"><text:tab/>Fluxos de Exceção</text:span></text:p>
        <text:p text:style-name="P12"><text:tab/><text:tab/>1.<text:tab/><text:span text:style-name="T17">Estagiário seleciona a opção “Documentos”</text:span></text:p>
        <text:p text:style-name="P4">2.<text:tab/><text:span text:style-name="T17">Sistema exibe o campo de submissão do documento de Plano de Estagiário</text:span></text:p>
        <text:p text:style-name="P6">- <text:span text:style-name="T17">Sistema exibe um modelo de plano de estagiário</text:span></text:p>
        <text:p text:style-name="P6"><text:soft-page-break/><text:tab/>- <text:span text:style-name="T18">Sistema exibe marcos e prazos para a entrega do Plano de Estagiário</text:span></text:p>
        <text:p text:style-name="P4">3.<text:tab/><text:span text:style-name="T18">Estagiário seleciona a opção para anexa o arquivo</text:span></text:p>
        <text:p text:style-name="P4"><text:tab/>-<text:span text:style-name="T18">Sistema exibe uma janela para que o estagiário busque em seus arquivos o documento a ser anexado</text:span></text:p>
        <text:p text:style-name="P7">4.<text:tab/>Estagiário não seleciona arquivo a ser submetido</text:p>
        <text:p text:style-name="P33">5.<text:tab/>Estagiário confirma a operação</text:p>
        <text:p text:style-name="P33"><text:tab/><text:tab/>6.<text:tab/>Sistema não possibilita a operação</text:p>
        <text:p text:style-name="P13"/>
        <text:list xml:id="list5116598423139925565" text:style-name="L1">
          <text:list-header>
            <text:p text:style-name="P34"><text:span text:style-name="T14">1.</text:span><text:span text:style-name="T15">5</text:span><text:span text:style-name="T12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5"/>
        <text:list xml:id="list110035156947172" text:continue-numbering="true" text:style-name="L1">
          <text:list-header>
            <text:p text:style-name="P35"><text:span text:style-name="T13">1.</text:span><text:span text:style-name="T15">6</text:span><text:span text:style-name="T13"> </text:span><text:span text:style-name="T11"><text:tab/>Pós-Condições</text:span></text:p>
            <text:p text:style-name="P36">Documento de plano de estagiário salvos no sistema</text:p>
          </text:list-header>
        </text:list>
        <text:list xml:id="list110035605508099" text:continue-list="list110036047482914" text:style-name="WW8Num2">
          <text:list-header>
            <text:h text:style-name="P24" text:outline-level="1"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h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28T11:00:34.324533305</dc:date>
    <meta:print-date>2007-05-07T23:41:00</meta:print-date>
    <meta:editing-cycles>12</meta:editing-cycles>
    <meta:editing-duration>PT37M</meta:editing-duration>
    <meta:generator>LibreOffice/4.2.7.2$Linux_X86_64 LibreOffice_project/420m0$Build-2</meta:generator>
    <meta:document-statistic meta:table-count="1" meta:image-count="2" meta:object-count="0" meta:page-count="2" meta:paragraph-count="45" meta:word-count="291" meta:character-count="1741" meta:non-whitespace-character-count="148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